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.2cm" svg:y1="0.7cm" svg:x2="0cm" svg:y2="0.7cm" draw:start-shape="id1" draw:end-shape="id2" draw:end-glue-point="10" svg:d="M1200 700h-1200" svg:viewBox="0 0 1201 1">
          <text:p/>
        </draw:connector>
        <draw:custom-shape draw:style-name="gr2" draw:text-style-name="P2" xml:id="id2" draw:id="id2" draw:layer="layout" svg:width="0.6cm" svg:height="0.6cm" svg:x="-0.6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065cm" svg:height="0.469cm" svg:x="0cm" svg:y="0.1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4" draw:text-style-name="P1" draw:layer="layout" svg:x1="5.5cm" svg:y1="0.7cm" svg:x2="4.104cm" svg:y2="0.7cm" draw:end-shape="id3" draw:end-glue-point="1" svg:d="M5500 700h-1396" svg:viewBox="0 0 1397 1">
          <text:p/>
        </draw:connector>
        <draw:frame draw:style-name="gr3" draw:text-style-name="P1" draw:layer="layout" svg:width="0.849cm" svg:height="0.424cm" svg:x="8.951cm" svg:y="0.1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4" draw:text-style-name="P1" draw:layer="layout" svg:x1="10cm" svg:y1="0.7cm" svg:x2="8.8cm" svg:y2="0.7cm" draw:start-shape="id4" draw:end-shape="id5" draw:end-glue-point="1" svg:d="M10000 700h-1200" svg:viewBox="0 0 1201 1">
          <text:p/>
        </draw:connector>
        <draw:custom-shape draw:style-name="gr2" draw:text-style-name="P2" xml:id="id4" draw:id="id4" draw:layer="layout" svg:width="0.6cm" svg:height="0.6cm" svg:x="10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0.2cm" svg:height="0.2cm" svg:x="9.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0.6cm" svg:height="0.6cm" svg:x="1.2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3cm" svg:y1="0.7cm" svg:x2="1.8cm" svg:y2="0.7cm" draw:start-shape="id3" draw:start-glue-point="3" draw:end-shape="id1" draw:end-glue-point="10" svg:d="M3000 700h-1200" svg:viewBox="0 0 1201 1">
          <text:p/>
        </draw:connector>
        <draw:frame draw:style-name="gr3" draw:text-style-name="P1" draw:layer="layout" svg:width="0.976cm" svg:height="0.469cm" svg:x="1.801cm" svg:y="0.1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4" draw:layer="layout" svg:width="0.714cm" svg:height="0.674cm" svg:x="0.522cm" svg:y="0.601cm">
          <draw:text-box>
            <text:p><text:span text:style-name="T1">+</text:span></text:p>
          </draw:text-box>
        </draw:frame>
        <draw:connector draw:style-name="gr1" draw:text-style-name="P1" draw:layer="layout" svg:x1="6.604cm" svg:y1="2cm" svg:x2="9.3cm" svg:y2="0.8cm" draw:start-shape="id6" draw:start-glue-point="1" draw:end-shape="id7" draw:end-glue-point="8" svg:d="M6604 2000h2696v-1200" svg:viewBox="0 0 2697 1201">
          <text:p/>
        </draw:connector>
        <draw:frame draw:style-name="gr7" draw:text-style-name="P4" draw:layer="layout" svg:width="0.714cm" svg:height="0.674cm" svg:x="1.422cm" svg:y="0.901cm">
          <draw:text-box>
            <text:p><text:span text:style-name="T1">-</text:span></text:p>
          </draw:text-box>
        </draw:frame>
        <draw:custom-shape draw:style-name="gr8" draw:text-style-name="P5" xml:id="id5" draw:id="id5" draw:layer="layout" svg:width="1.104cm" svg:height="0.7cm" svg:x="7.696cm" svg:y="0.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25cm" svg:height="0.424cm" svg:x="7.79cm" svg:y="0.4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4" draw:text-style-name="P1" draw:layer="layout" svg:x1="7.696cm" svg:y1="0.7cm" svg:x2="6.604cm" svg:y2="0.7cm" draw:start-shape="id5" draw:start-glue-point="3" svg:d="M7696 700h-1092" svg:viewBox="0 0 1093 1">
          <text:p/>
        </draw:connector>
        <draw:frame draw:style-name="gr3" draw:text-style-name="P1" draw:layer="layout" svg:width="0.81cm" svg:height="0.424cm" svg:x="6.701cm" svg:y="0.1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frame draw:style-name="gr3" draw:text-style-name="P1" draw:layer="layout" svg:width="1.045cm" svg:height="0.463cm" svg:x="3.02cm" svg:y="0.43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style-name="gr8" draw:text-style-name="P5" xml:id="id3" draw:id="id3" draw:layer="layout" svg:width="1.104cm" svg:height="0.7cm" svg:x="3cm" svg:y="0.35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" draw:layer="layout" svg:width="1.065cm" svg:height="0.469cm" svg:x="4.201cm" svg:y="0.17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" draw:layer="layout" svg:width="0.909cm" svg:height="0.384cm" svg:x="5.6cm" svg:y="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5" draw:layer="layout" svg:width="1.104cm" svg:height="0.7cm" svg:x="5.5cm" svg:y="0.3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09cm" svg:height="0.384cm" svg:x="5.6cm" svg:y="1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8" draw:text-style-name="P5" xml:id="id6" draw:id="id6" draw:layer="layout" svg:width="1.104cm" svg:height="0.7cm" svg:x="5.5cm" svg:y="1.65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.5cm" svg:y1="1cm" svg:x2="5.5cm" svg:y2="2cm" draw:start-shape="id1" draw:start-glue-point="8" draw:end-shape="id6" draw:end-glue-point="3" svg:d="M1500 1000v1000h4000" svg:viewBox="0 0 4001 1001">
          <text:p/>
        </draw:connector>
        <draw:frame draw:style-name="gr3" draw:text-style-name="P1" draw:layer="layout" svg:width="1.023cm" svg:height="0.469cm" svg:x="2.552cm" svg:y="2.0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1.38cm" svg:height="0.237cm" svg:x="5.353cm" svg:y="2.4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1" draw:layer="layout" svg:width="1.546cm" svg:height="0.237cm" svg:x="5.253cm" svg:y="0.04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1" draw:layer="layout" svg:width="1.207cm" svg:height="0.491cm" svg:x="2.954cm" svg:y="1.04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5-18T10:28:35.479706173</dc:date>
    <meta:editing-duration>PT1H4M11S</meta:editing-duration>
    <meta:editing-cycles>25</meta:editing-cycles>
    <meta:generator>LibreOffice/6.0.3.2$Linux_X86_64 LibreOffice_project/00$Build-2</meta:generator>
    <meta:document-statistic meta:object-count="31"/>
  </office:meta>
</office:document-meta>
</file>

<file path=Object 1/content.xml><?xml version="1.0" encoding="utf-8"?>
<math xmlns="http://www.w3.org/1998/Math/MathML" display="block">
  <semantics>
    <mrow>
      <msup>
        <mi>w</mi>
        <mtext>*</mtext>
      </msup>
      <mrow>
        <mo fence="true" stretchy="false">(</mo>
        <mrow>
          <mi>k</mi>
        </mrow>
        <mo fence="true" stretchy="false">)</mo>
      </mrow>
    </mrow>
    <annotation encoding="StarMath 5.0">w^"*"( k )</annotation>
  </semantics>
</math>
</file>

<file path=Object 10/content.xml><?xml version="1.0" encoding="utf-8"?>
<math xmlns="http://www.w3.org/1998/Math/MathML" display="block">
  <semantics>
    <mrow>
      <mi>A</mi>
      <mo stretchy="false">/</mo>
      <mi>D</mi>
    </mrow>
    <annotation encoding="StarMath 5.0">A/D</annotation>
  </semantics>
</math>
</file>

<file path=Object 11/content.xml><?xml version="1.0" encoding="utf-8"?>
<math xmlns="http://www.w3.org/1998/Math/MathML" display="block">
  <semantics>
    <mstyle mathsize="6pt">
      <mtext>(Mantenitore)</mtext>
    </mstyle>
    <annotation encoding="StarMath 5.0">size 6 {"(Mantenitore)"}</annotation>
  </semantics>
</math>
</file>

<file path=Object 12/content.xml><?xml version="1.0" encoding="utf-8"?>
<math xmlns="http://www.w3.org/1998/Math/MathML" display="block">
  <semantics>
    <mstyle mathsize="6pt">
      <mtext>(Campionatore)</mtext>
    </mstyle>
    <annotation encoding="StarMath 5.0">size 6 {"(Campionatore)"}</annotation>
  </semantics>
</math>
</file>

<file path=Object 13/content.xml><?xml version="1.0" encoding="utf-8"?>
<math xmlns="http://www.w3.org/1998/Math/MathML" display="block">
  <semantics>
    <mtable>
      <mtr>
        <mtd>
          <mstyle mathsize="6pt">
            <mtext>(Regolatore</mtext>
          </mstyle>
        </mtd>
      </mtr>
      <mtr>
        <mtd>
          <mstyle mathsize="6pt">
            <mtext>Digitale)</mtext>
          </mstyle>
        </mtd>
      </mtr>
    </mtable>
    <annotation encoding="StarMath 5.0">size 6 {"(Regolatore"}
newline
size 6 {"Digitale)"}</annotation>
  </semantics>
</math>
</file>

<file path=Object 2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k</mi>
        </mrow>
        <mo fence="true" stretchy="false">)</mo>
      </mrow>
    </mrow>
    <annotation encoding="StarMath 5.0">y^"*"(k)</annotation>
  </semantics>
</math>
</file>

<file path=Object 3/content.xml><?xml version="1.0" encoding="utf-8"?>
<math xmlns="http://www.w3.org/1998/Math/MathML" display="block">
  <semantics>
    <mrow>
      <mi>D</mi>
      <mo stretchy="false">/</mo>
      <mi>A</mi>
    </mrow>
    <annotation encoding="StarMath 5.0">D/A</annotation>
  </semantics>
</math>
</file>

<file path=Object 4/content.xml><?xml version="1.0" encoding="utf-8"?>
<math xmlns="http://www.w3.org/1998/Math/MathML" display="block">
  <semantics>
    <mrow>
      <msup>
        <mi>e</mi>
        <mtext>*</mtext>
      </msup>
      <mrow>
        <mo fence="true" stretchy="false">(</mo>
        <mrow>
          <mi>k</mi>
        </mrow>
        <mo fence="true" stretchy="false">)</mo>
      </mrow>
    </mrow>
    <annotation encoding="StarMath 5.0">e^"*"( k )</annotation>
  </semantics>
</math>
</file>

<file path=Object 5/content.xml><?xml version="1.0" encoding="utf-8"?>
<math xmlns="http://www.w3.org/1998/Math/MathML" display="block">
  <semantics>
    <mrow>
      <msup>
        <mi>R</mi>
        <mtext>*</mtext>
      </msup>
      <mrow>
        <mo fence="true" stretchy="false">(</mo>
        <mrow>
          <mi>k</mi>
        </mrow>
        <mo fence="true" stretchy="false">)</mo>
      </mrow>
    </mrow>
    <annotation encoding="StarMath 5.0">R^{"*"}( k )</annotation>
  </semantics>
</math>
</file>

<file path=Object 6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 (s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9/content.xml><?xml version="1.0" encoding="utf-8"?>
<math xmlns="http://www.w3.org/1998/Math/MathML" display="block">
  <semantics>
    <mrow>
      <msup>
        <mi>w</mi>
        <mtext>*</mtext>
      </msup>
      <mrow>
        <mo fence="true" stretchy="false">(</mo>
        <mrow>
          <mi>k</mi>
        </mrow>
        <mo fence="true" stretchy="false">)</mo>
      </mrow>
    </mrow>
    <annotation encoding="StarMath 5.0">w^"*"( k )</annotation>
  </semantics>
</math>
</file>